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9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language="en" fo:country="US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style:vertical-align="top"/>
      <style:paragraph-properties fo:margin-left="0cm"/>
      <style:text-properties fo:color="#800000"/>
    </style:style>
    <style:style style:name="ce17" style:family="table-cell" style:parent-style-name="Default">
      <style:table-cell-properties fo:background-color="#c0c0c0" style:diagonal-bl-tr="none" style:diagonal-tl-br="none" fo:border="0.035cm solid #000000" style:rotation-align="none"/>
    </style:style>
    <style:style style:name="ce18" style:family="table-cell" style:parent-style-name="Default">
      <style:table-cell-properties style:diagonal-bl-tr="none" style:diagonal-tl-br="none" fo:border="0.035cm solid #000000" style:rotation-align="none"/>
    </style:style>
    <style:style style:name="ce19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20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xamples part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>
            <text:p>OpenTBS Dem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Hello <text:span text:style-name="T1">[onshow.yourname]</text:span>,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is is a demo of the OpenTBS plugin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HP version : [onshow..cst.PHP_VERSION]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BS version : [onshow..version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2" office:value-type="string">
            <text:p>Example #1: merging data with row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First 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Membership number</text:p>
          </table:table-cell>
        </table:table-row>
        <table:table-row table:style-name="ro1">
          <table:table-cell/>
          <table:table-cell table:style-name="ce4" office:value-type="string">
            <text:p>[a.firstname;block=table:table-row]</text:p>
          </table:table-cell>
          <table:table-cell table:style-name="ce7" office:value-type="string">
            <text:p>[a.name]</text:p>
          </table:table-cell>
          <table:table-cell table:style-name="ce8" office:value-type="string">
            <text:p>[a.number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>
            <text:p>Exampe #2: change the type data in a cel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/>
          <table:table-cell table:style-name="ce5" office:value-type="string">
            <text:p>When you put a TBS field into a cell, then by default Calc assumes the cell has a string content and will not use the format you expect for the cell.</text:p>
            <text:p>But you can change the type of data in a cell using parameter « ope ». Supported types are listed in the examples below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6" office:value-type="string">
            <text:p>Type of data</text:p>
          </table:table-cell>
          <table:table-cell table:style-name="ce6" office:value-type="string">
            <text:p>Parameter ope</text:p>
          </table:table-cell>
          <table:table-cell table:style-name="ce6" office:value-type="string">
            <text:p>Example</text:p>
          </table:table-cell>
        </table:table-row>
        <table:table-row table:style-name="ro1">
          <table:table-cell/>
          <table:table-cell office:value-type="string">
            <text:p>Number</text:p>
          </table:table-cell>
          <table:table-cell office:value-type="string">
            <text:p>odsNum</text:p>
          </table:table-cell>
          <table:table-cell table:style-name="ce9" office:value-type="string">
            <text:p>[onshow.x_num;ope=odsNum]</text:p>
          </table:table-cell>
        </table:table-row>
        <table:table-row table:style-name="ro1">
          <table:table-cell/>
          <table:table-cell office:value-type="string">
            <text:p>Currency</text:p>
          </table:table-cell>
          <table:table-cell office:value-type="string">
            <text:p>odsCurr</text:p>
          </table:table-cell>
          <table:table-cell table:style-name="ce10" office:value-type="string">
            <text:p>[onshow.x_num;ope=odsCurr]</text:p>
          </table:table-cell>
        </table:table-row>
        <table:table-row table:style-name="ro1">
          <table:table-cell/>
          <table:table-cell office:value-type="string">
            <text:p>Percentage</text:p>
          </table:table-cell>
          <table:table-cell office:value-type="string">
            <text:p>odsPercent</text:p>
          </table:table-cell>
          <table:table-cell table:style-name="ce11" office:value-type="string">
            <text:p>[onshow.x_pc;ope=odsPercent]</text:p>
          </table:table-cell>
        </table:table-row>
        <table:table-row table:style-name="ro1">
          <table:table-cell/>
          <table:table-cell office:value-type="string">
            <text:p>Boolean</text:p>
          </table:table-cell>
          <table:table-cell office:value-type="string">
            <text:p>odsBool</text:p>
          </table:table-cell>
          <table:table-cell table:style-name="ce12" office:value-type="string">
            <text:p>[onshow.x_bt;ope=odsBool]</text:p>
          </table:table-cell>
        </table:table-row>
        <table:table-row table:style-name="ro1">
          <table:table-cell/>
          <table:table-cell office:value-type="string">
            <text:p>Date/time</text:p>
          </table:table-cell>
          <table:table-cell office:value-type="string">
            <text:p>odsDate</text:p>
          </table:table-cell>
          <table:table-cell table:style-name="ce13" office:value-type="string">
            <text:p>[onshow.x_dt;ope=odsDate]</text:p>
          </table:table-cell>
        </table:table-row>
        <table:table-row table:style-name="ro1">
          <table:table-cell/>
          <table:table-cell office:value-type="string">
            <text:p>Time only</text:p>
          </table:table-cell>
          <table:table-cell office:value-type="string">
            <text:p>odsTime</text:p>
          </table:table-cell>
          <table:table-cell table:style-name="ce14" office:value-type="string">
            <text:p>[onshow.x_dt;ope=odsTime]</text:p>
          </table:table-cell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xamples part 2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15" office:value-type="string">
            <text:p>Example #3: dynamic colum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16" office:value-type="string">
            <text:p>In order to expand columns correctly, you first need to merge each useful cells, and the merge rows.</text:p>
            <text:p>In the example below, the data already contains fields « email_1 », « email_2 » and « email_3 », but the columns</text:p>
            <text:p><text:s/>of the table for those fields are created dynamically in the sheet.</text:p>
            <text:p><text:s/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7" office:value-type="string">
            <text:p>First Name</text:p>
          </table:table-cell>
          <table:table-cell table:style-name="ce17" office:value-type="string">
            <text:p>Name</text:p>
          </table:table-cell>
          <table:table-cell table:style-name="ce19" office:value-type="string">
            <text:p>Email [cell1.val;block=table:table-cell]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>
            <text:p>[b2.firstname;block=table:table-row]</text:p>
          </table:table-cell>
          <table:table-cell table:style-name="ce18" office:value-type="string">
            <text:p>[b2.name]</text:p>
          </table:table-cell>
          <table:table-cell table:style-name="ce20" office:value-type="string">
            <text:p>[b2.email_[cell2.val;block=table:table-cell]]</text:p>
          </table:table-cell>
          <table:table-cell table:number-columns-repeated="2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8">08/06/2011</text:date>, <text:time>03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creation-date>2009-10-28T22:20:28</meta:creation-date>
    <dc:date>2011-06-08T03:14:19.16</dc:date>
    <meta:editing-cycles>44</meta:editing-cycles>
    <meta:editing-duration>PT38M49S</meta:editing-duration>
    <meta:document-statistic meta:table-count="2" meta:cell-count="44" meta:object-count="0"/>
    <meta:user-defined meta:name="Info 1"/>
    <meta:user-defined meta:name="Info 2"/>
    <meta:user-defined meta:name="Info 3"/>
    <meta:user-defined meta:name="Info 4"/>
  </office:meta>
</office:document-meta>
</file>